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  <text:p text:style-name="P1"/>
      <text:p text:style-name="P1">Mon Dec 18, 2017 <text:span text:style-name="T1">5.5 miles</text:span> </text:p>
      <text:p text:style-name="P1">I ran 5 miles on a treadmill in 46:41 or 9:20 / mile.</text:p>
      <text:p text:style-name="P1">Splits: 9:50, 9:31, 9:30, 9:29, (4:26 + 3:55) = 8:21</text:p>
      <text:p text:style-name="P1">I warmed down with ½ mile in 5:15.</text:p>
      <text:p text:style-name="P1"/>
      <text:p text:style-name="P1">Tues Dec 19, 2017 <text:span text:style-name="T1">6.5 miles (Compare today's work out to Tues Nov 21, 2017) </text:span></text:p>
      <text:p text:style-name="P1">I ran on a treadmill. <text:s/>First I ran 1.5 miles while continually varying my pace between fast and slow. <text:s/>My faster <text:s/>paces were around 8:00/mile. <text:s/>My average pace was 9:00/mile. <text:s/>After resting 4 minutes I ran 6 x ½ mile with a ¼ mile jog before each run. <text:s/>The jogs were all about 3:00. <text:s/>The times for the ½ mile runs were: 3:56.8, 3:56.8, <text:s/>3:56.8, 3:56.8, 3:53.8, 3:45. Average time = 3:54.3.</text:p>
      <text:p text:style-name="P1">I warmed down with a ½ mile in 5:15.</text:p>
      <text:p text:style-name="P1"/>
      <text:p text:style-name="P1">Wed Dec 20, 2017 <text:span text:style-name="T1">5.5 miles</text:span> </text:p>
      <text:p text:style-name="P1">I ran ½ mile down to the Wise Center.</text:p>
      <text:p text:style-name="P1">The I ran 4 miles on a treadmill in 33:57 or 8:29/mile and warmed down with ½ mile in 5:20.</text:p>
      <text:p text:style-name="P1">Splits: 9:00, 8:45, 8:25, (4:05 + 3:42) = 7:47</text:p>
      <text:p text:style-name="P1">I ran ½ mile home.</text:p>
      <text:p text:style-name="P1"/>
      <text:p text:style-name="P1">Thur Dec 21, 2017 <text:span text:style-name="T1">4.75 miles</text:span> </text:p>
      <text:p text:style-name="P1">I ran with Jim, Sharon and Tiffany on the indoor track.</text:p>
      <text:p text:style-name="P1">We warmed up with 1 mile, did ¼ mile of drills and walked 1/8 mile.</text:p>
      <text:p text:style-name="P1">Then we ran ¼ mile, ½ mile, ¾ mile and 1 mile with ¼ mile jog between each. The runs were all at about 9:30/mile pace. <text:s/>We did a 1/8 mile walk at the end.</text:p>
      <text:p text:style-name="P1"/>
      <text:p text:style-name="P1">Fri Dec 22, 2017 <text:span text:style-name="T1">5.25 miles</text:span> <text:s/></text:p>
      <text:p text:style-name="P1">½ mile to the Wise Center</text:p>
      <text:p text:style-name="P1">I ran 1.5 miles averaging 8:45/mile on a treadmill at various paces with some paces as fast as 7:41/mile. <text:s/>Then I rested 4 minutes. <text:s/>I ran 2.5 miles at a constant pace of 8:00/mile with a ¼ mile lead into the run and a ½ mile warm down.</text:p>
      <text:p text:style-name="P1"><text:s/></text:p>
      <text:p text:style-name="P2">29.5 miles in the last week <text:s/></text:p>
      <text:p text:style-name="P1"><text:soft-page-break/>Sat Dec 23, 2017 <text:span text:style-name="T1">6.5 miles</text:span></text:p>
      <text:p text:style-name="P1">I ran on a treadmill at the Vernon YMCA. <text:s/>The Wise Center is closed for 10 days.</text:p>
      <text:p text:style-name="P1">I ran 1.25 miles at about 9:00/mile pace and then rested 5 minutes.</text:p>
      <text:p text:style-name="P1">Then I ran 5 x 0.75 miles with a ¼ mile jog before each run. <text:s/>The runs were all in 6:00 (8:00/mile pace). <text:s/>The jogs were all about 3:00. <text:s/>I warmed down with a ¼ mile jog. </text:p>
      <text:p text:style-name="P1"/>
      <text:p text:style-name="P1">Sun Dec 24, 2017 <text:span text:style-name="T1">3 miles</text:span> <text:s text:c="3"/></text:p>
      <text:p text:style-name="P1">I ran 3 miles on hilly roads averaging 10:32/mile. <text:s/>It was 33 degrees and I wore sweat cloth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24T15:56:36.38</dc:date>
    <dc:creator>James Lombardi</dc:creator>
    <meta:editing-duration>PT14H35M56S</meta:editing-duration>
    <meta:editing-cycles>93</meta:editing-cycles>
    <meta:generator>OpenOffice/4.1.2$Win32 OpenOffice.org_project/412m3$Build-9782</meta:generator>
    <meta:document-statistic meta:table-count="0" meta:image-count="0" meta:object-count="0" meta:page-count="11" meta:paragraph-count="203" meta:word-count="3556" meta:character-count="17180"/>
  </office:meta>
</office:document-meta>
</file>